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7D0000001FDE3A2A0C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Lucidasans1" svg:font-family="Lucidasans"/>
    <style:font-face style:name="OpenSymbol" svg:font-family="OpenSymbol"/>
    <style:font-face style:name="굴림" svg:font-family="굴림" style:font-family-generic="swiss"/>
    <style:font-face style:name="맑은 고딕" svg:font-family="'맑은 고딕'" style:font-family-generic="swis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나눔고딕1" svg:font-family="나눔고딕" style:font-adornments="굵게" style:font-family-generic="modern" style:font-pitch="variable"/>
    <style:font-face style:name="나눔고딕" svg:font-family="나눔고딕" style:font-adornments="보통" style:font-family-generic="modern" style:font-pitch="variable"/>
    <style:font-face style:name="나눔고딕3" svg:font-family="나눔고딕" style:font-adornments="이탤릭체" style:font-family-generic="modern" style:font-pitch="variable"/>
    <style:font-face style:name="나눔고딕2" svg:font-family="나눔고딕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Condensed Oblique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굴림1" svg:font-family="굴림" style:font-family-generic="swiss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170mm" fo:margin-left="0mm" fo:margin-right="0mm" fo:margin-top="1.01mm" fo:margin-bottom="4.99mm" table:align="margins" fo:keep-with-next="auto" style:may-break-between-rows="false"/>
    </style:style>
    <style:style style:name="Table2.A" style:family="table-column">
      <style:table-column-properties style:column-width="44.4mm" style:rel-column-width="17112*"/>
    </style:style>
    <style:style style:name="Table2.B" style:family="table-column">
      <style:table-column-properties style:column-width="125.61mm" style:rel-column-width="48423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97m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97m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0mm" fo:margin-left="0mm" fo:margin-right="0mm" fo:margin-top="3mm" fo:margin-bottom="4mm" table:align="margins" style:may-break-between-rows="true"/>
    </style:style>
    <style:style style:name="Table1.A" style:family="table-column">
      <style:table-column-properties style:column-width="42.65mm" style:rel-column-width="16443*"/>
    </style:style>
    <style:style style:name="Table1.B" style:family="table-column">
      <style:table-column-properties style:column-width="52.74mm" style:rel-column-width="20331*"/>
    </style:style>
    <style:style style:name="Table1.C" style:family="table-column">
      <style:table-column-properties style:column-width="74.61mm" style:rel-column-width="2876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mm" fo:padding-right="0mm" fo:padding-top="1.01mm" fo:padding-bottom="1.01m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-left="0mm" fo:padding-right="0mm" fo:padding-top="1.01mm" fo:padding-bottom="0m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TextBody" style:master-page-name="">
      <style:paragraph-properties style:page-number="auto">
        <style:tab-stops>
          <style:tab-stop style:position="50.01mm"/>
          <style:tab-stop style:position="99.99mm"/>
        </style:tab-stops>
      </style:paragraph-properties>
    </style:style>
    <style:style style:name="P3" style:family="paragraph" style:parent-style-name="OOoTextBody" style:master-page-name="">
      <style:paragraph-properties style:page-number="auto"/>
      <style:text-properties style:language-asian="ko" style:country-asian="KR"/>
    </style:style>
    <style:style style:name="P4" style:family="paragraph" style:parent-style-name="OOoTextBody" style:master-page-name="">
      <style:paragraph-properties fo:keep-together="always" fo:orphans="0" fo:widows="0" style:page-number="auto"/>
      <style:text-properties style:language-asian="ko" style:country-asian="KR"/>
    </style:style>
    <style:style style:name="P5" style:family="paragraph" style:parent-style-name="OOoTextBody" style:master-page-name="">
      <style:paragraph-properties fo:keep-together="always" style:page-number="auto"/>
    </style:style>
    <style:style style:name="P6" style:family="paragraph" style:parent-style-name="OOoTextBody" style:master-page-name="">
      <style:paragraph-properties style:page-number="auto" fo:break-before="auto" fo:break-after="auto">
        <style:tab-stops/>
      </style:paragraph-properties>
    </style:style>
    <style:style style:name="P7" style:family="paragraph" style:parent-style-name="Table">
      <style:paragraph-properties fo:keep-with-next="always"/>
    </style:style>
    <style:style style:name="P8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font-name="Liberation Sans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9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font-name="Liberation Sans1" fo:font-size="11pt" fo:font-style="italic" fo:text-shadow="none" style:text-underline-style="none" fo:font-weight="bold" style:font-size-asian="11pt" style:language-asian="ko" style:country-asian="KR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0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1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language-asian="ko" style:country-asian="KR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2" style:family="paragraph" style:parent-style-name="OOoTableText">
      <style:text-properties style:language-asian="ko" style:country-asian="KR"/>
    </style:style>
    <style:style style:name="P13" style:family="paragraph" style:parent-style-name="OOoTextBody">
      <style:paragraph-properties fo:margin-top="0mm" fo:margin-bottom="1.99mm">
        <style:tab-stops>
          <style:tab-stop style:position="60.01mm"/>
          <style:tab-stop style:position="120mm"/>
        </style:tab-stops>
      </style:paragraph-properties>
    </style:style>
    <style:style style:name="P14" style:family="paragraph" style:parent-style-name="OOoTextBody">
      <style:text-properties style:language-asian="ko" style:country-asian="KR"/>
    </style:style>
    <style:style style:name="P15" style:family="paragraph" style:parent-style-name="OOoHeading_20_0">
      <style:text-properties style:language-asian="ko" style:country-asian="KR"/>
    </style:style>
    <style:style style:name="P16" style:family="paragraph" style:parent-style-name="OOoTextBody_5f_ListIntro">
      <style:text-properties style:language-asian="ko" style:country-asian="KR"/>
    </style:style>
    <style:style style:name="P17" style:family="paragraph" style:parent-style-name="OOoCopyrightPage">
      <style:text-properties style:language-asian="ko" style:country-asian="KR"/>
    </style:style>
    <style:style style:name="P18" style:family="paragraph" style:parent-style-name="OOoTableHeader">
      <style:paragraph-properties fo:text-align="start" style:justify-single-word="false"/>
      <style:text-properties fo:color="#000000" style:text-outline="false" style:text-line-through-style="none" style:font-name="DejaVu Sans" fo:font-size="11pt" fo:font-style="oblique" fo:text-shadow="none" style:text-underline-style="none" fo:font-weight="bold" style:font-size-asian="11pt" style:language-asian="ko" style:country-asian="KR" style:font-style-asian="oblique" style:font-weight-asian="bold" style:font-size-complex="11pt" style:font-style-complex="oblique" style:font-weight-complex="bold" style:text-overline-style="none" style:text-overline-color="font-color"/>
    </style:style>
    <style:style style:name="P19" style:family="paragraph" style:parent-style-name="OOoHeading_20_1">
      <style:text-properties style:language-asian="ko" style:country-asian="KR"/>
    </style:style>
    <style:style style:name="P20" style:family="paragraph" style:parent-style-name="OOoHeading_20_1" style:master-page-name="OOoCopyright">
      <style:paragraph-properties style:page-number="auto"/>
      <style:text-properties style:language-asian="ko" style:country-asian="KR"/>
    </style:style>
    <style:style style:name="P21" style:family="paragraph" style:parent-style-name="OOoHeading_20_1" style:master-page-name="OOoPageStyle">
      <style:paragraph-properties style:page-number="auto"/>
      <style:text-properties style:language-asian="ko" style:country-asian="KR"/>
    </style:style>
    <style:style style:name="P22" style:family="paragraph" style:parent-style-name="OOoTextBody" style:list-style-name="L1">
      <style:text-properties style:language-asian="ko" style:country-asian="KR"/>
    </style:style>
    <style:style style:name="P23" style:family="paragraph" style:parent-style-name="OOoToCHead" style:master-page-name="OOoFrontMatter">
      <style:paragraph-properties style:page-number="auto"/>
      <style:text-properties style:language-asian="ko" style:country-asian="KR"/>
    </style:style>
    <style:style style:name="P24" style:family="paragraph" style:parent-style-name="OOoList_20_1_20_Start" style:list-style-name="OOoBullets_20_1"/>
    <style:style style:name="P25" style:family="paragraph" style:parent-style-name="OOo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6" style:family="paragraph" style:parent-style-name="OOoNewChapter" style:master-page-name="OOoFirstPage">
      <style:paragraph-properties style:page-number="auto"/>
    </style:style>
    <style:style style:name="P27" style:family="paragraph" style:parent-style-name="OOoList_20_1_20_Cont." style:list-style-name="OOoBullets_20_1"/>
    <style:style style:name="P28" style:family="paragraph" style:parent-style-name="OOoList_20_1_20_Cont." style:list-style-name="OOoBullets_20_1">
      <style:text-properties style:language-asian="ko" style:country-asian="KR"/>
    </style:style>
    <style:style style:name="P29" style:family="paragraph" style:parent-style-name="OOoList_20_1_20_End" style:list-style-name="OOoBullets_20_1">
      <style:text-properties style:language-asian="ko" style:country-asian="KR"/>
    </style:style>
    <style:style style:name="P30" style:family="paragraph" style:parent-style-name="OOo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1" style:family="paragraph" style:parent-style-name="OOoHeading_20_2">
      <style:text-properties style:language-asian="ko" style:country-asian="KR"/>
    </style:style>
    <style:style style:name="P3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Bitstream Vera Serif" fo:language="en" fo:country="US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Wingding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language-asian="ko" style:country-asian="KR" style:font-style-asian="italic" style:font-style-complex="italic"/>
    </style:style>
    <style:style style:name="T7" style:family="text">
      <style:text-properties fo:language="en" fo:country="US" style:language-asian="ko" style:country-asian="KR"/>
    </style:style>
    <style:style style:name="T8" style:family="text">
      <style:text-properties style:font-name="Liberation Sans" fo:font-size="11pt" style:language-asian="ko" style:country-asian="KR"/>
    </style:style>
    <style:style style:name="T9" style:family="text">
      <style:text-properties style:font-name="Liberation Sans" fo:font-size="11pt" fo:font-weight="bold" style:language-asian="ko" style:country-asian="KR" style:font-weight-asian="bold" style:font-weight-complex="bold"/>
    </style:style>
    <style:style style:name="T10" style:family="text">
      <style:text-properties style:font-name="Liberation Sans" fo:font-size="11pt" fo:font-weight="normal" style:language-asian="ko" style:country-asian="KR" style:font-weight-asian="normal" style:font-weight-complex="normal"/>
    </style:style>
    <style:style style:name="T11" style:family="text">
      <style:text-properties fo:background-color="transparent"/>
    </style:style>
    <style:style style:name="T12" style:family="text">
      <style:text-properties fo:background-color="transparent" style:language-asian="ko" style:country-asian="KR"/>
    </style:style>
    <style:style style:name="T13" style:family="text">
      <style:text-properties style:language-asian="ko" style:country-asian="KR"/>
    </style:style>
    <style:style style:name="T14" style:family="text">
      <style:text-properties style:language-asian="ko" style:country-asian="KR" style:font-weight-asian="bold" style:font-weight-complex="bold"/>
    </style:style>
    <style:style style:name="T15" style:family="text">
      <style:text-properties fo:font-size="11pt" style:language-asian="ko" style:country-asian="K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language-asian="ko" style:country-asian="KR" style:font-weight-asian="bold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굴림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굴림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굴림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ko" style:country-asian="KR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 → " text:name="LibOMenuPathSep"/>
      </text:user-field-decls>
      <text:p text:style-name="P26"/>
      <text:p text:style-name="OOoGuideName"><draw:frame draw:style-name="fr1" draw:name="graphics2" text:anchor-type="paragraph" svg:x="10.62mm" svg:y="11.64mm" svg:width="132.84mm" svg:height="33.78mm" draw:z-index="0"><draw:image xlink:href="Pictures/10000201000007D0000001FDE3A2A0C3.png" xlink:type="simple" xlink:show="embed" xlink:actuate="onLoad"/></draw:frame><text:span text:style-name="T13">라이터 안내서</text:span><text:hidden-paragraph text:condition="ooow:MD!=0"/></text:p>
      <text:p text:style-name="P15">머리글</text:p>
      <text:p text:style-name="OOoSubtitle"/>
      <text:p text:style-name="OOoTextBody"/>
      <text:section text:style-name="Sect1" text:name="Section1" text:condition="ooow:MD !=0" text:display="condition">
        <text:h text:style-name="P20" text:outline-level="1"><text:bookmark-start text:name="__RefHeading__3107_536839882"/>저작권<text:bookmark-end text:name="__RefHeading__3107_536839882"/></text:h>
        <text:p text:style-name="OOoTextBody">이 문서의 저작권(© 2010–2012)은 아래에 나열된 <text:span text:style-name="T13">기</text:span>여자들에게 있습니다.(Copyright © 2007-2010) GNU 일반 공<text:span text:style-name="T13">중</text:span> 사용 허가<text:span text:style-name="T13">서</text:span>(General Public License, <text:a xlink:type="simple" xlink:href="http://www.gnu.org/licenses/gpl.html">http://www.gnu.org/licenses/gpl.html</text:a>) 3 또는 이후 버전, 크리에이티브 커먼즈 저작자 표시(Creative Commons Attribution License, <text:a xlink:type="simple" xlink:href="http://creativecommons.org/licenses/by/3.0/">http://creativecommons.org/licenses/by/3.0/</text:a>) 3 또는 이후 버전에 근거하여 이 문서를 배포 및 변경할 수 있습니다.</text:p>
        <text:p text:style-name="OOoTextBody">이 <text:span text:style-name="T13">문서</text:span> 내의 모든 상표는 적법한 소유자에게 속합니다.</text:p>
        <text:p text:style-name="P17">기여자</text:p>
        <text:p text:style-name="P2">Jean Hollis Weber<text:line-break/><text:span text:style-name="T13">Jihui Choi(</text:span>최지희, <text:span text:style-name="T13">번역)</text:span></text:p>
        <text:p text:style-name="P17">의견 및 제안</text:p>
        <text:p text:style-name="OOoTextBody">이 문서에 대한 의견이나 제안<text:span text:style-name="T13">을 주세요</text:span>.<text:span text:style-name="T2"> </text:span><text:a xlink:type="simple" xlink:href="mailto:documentation@global.libreoffice.org">documentation@global.libreoffice.org</text:a></text:p>
        <text:p text:style-name="OOoCopyrightPage">배포 일자 및 소프트웨어 버전</text:p>
        <text:p text:style-name="P14">리브레오프스 3.4.5 버전을 기준으로 하여 2012년 4월 3일에 발행됨.<text:line-break/>한글판은 2012년 4월 20일에 발행됨.</text:p>
        <text:p text:style-name="P23">차례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25"><text:a xlink:type="simple" xlink:href="#__RefHeading__3107_536839882" text:style-name="Internet_20_link" text:visited-style-name="Internet_20_link">저작권<text:tab/>2</text:a></text:p>
            <text:p text:style-name="P25"><text:a xlink:type="simple" xlink:href="#__RefHeading__3109_536839882" text:style-name="Internet_20_link" text:visited-style-name="Internet_20_link">누구에게 필요한 책인가요?<text:tab/>4</text:a></text:p>
            <text:p text:style-name="P25"><text:a xlink:type="simple" xlink:href="#__RefHeading__6749_1241987491" text:style-name="Internet_20_link" text:visited-style-name="Internet_20_link">어떤 내용이 담겨 있나요?<text:tab/>4</text:a></text:p>
            <text:p text:style-name="P25"><text:a xlink:type="simple" xlink:href="#__RefHeading__6751_1241987491" text:style-name="Internet_20_link" text:visited-style-name="Internet_20_link">어디서 도움을 받을 수 있나요?<text:tab/>4</text:a></text:p>
            <text:p text:style-name="P30"><text:a xlink:type="simple" xlink:href="#__RefHeading__22027_697337876" text:style-name="Internet_20_link" text:visited-style-name="Internet_20_link">도움말 시스템<text:tab/>4</text:a></text:p>
            <text:p text:style-name="P30"><text:a xlink:type="simple" xlink:href="#__RefHeading__22029_697337876" text:style-name="Internet_20_link" text:visited-style-name="Internet_20_link">무료 온라인 지원<text:tab/>5</text:a></text:p>
            <text:p text:style-name="P30"><text:a xlink:type="simple" xlink:href="#__RefHeading__11086_1241987491" text:style-name="Internet_20_link" text:visited-style-name="Internet_20_link">유료 지원 및 교육<text:tab/>5</text:a></text:p>
            <text:p text:style-name="P25"><text:a xlink:type="simple" xlink:href="#__RefHeading__11088_1241987491" text:style-name="Internet_20_link" text:visited-style-name="Internet_20_link">화면 모양이 달라요<text:tab/>5</text:a></text:p>
            <text:p text:style-name="P25"><text:a xlink:type="simple" xlink:href="#__RefHeading__11174_1241987491" text:style-name="Internet_20_link" text:visited-style-name="Internet_20_link">Mac에서 리브레오피스 사용하기<text:tab/>6</text:a></text:p>
            <text:p text:style-name="P25"><text:a xlink:type="simple" xlink:href="#__RefHeading__6759_1241987491" text:style-name="Internet_20_link" text:visited-style-name="Internet_20_link">이 책의 저자는 누구인가요?<text:tab/>6</text:a></text:p>
            <text:p text:style-name="P25"><text:a xlink:type="simple" xlink:href="#__RefHeading__6761_1241987491" text:style-name="Internet_20_link" text:visited-style-name="Internet_20_link">감사의 글<text:tab/>6</text:a></text:p>
          </text:index-body>
        </text:table-of-content>
        <text:p text:style-name="OOoTextBody"/>
      </text:section>
      <text:h text:style-name="P21" text:outline-level="1"><text:bookmark-start text:name="__RefHeading__3109_536839882"/>누구에게 필요한 책인가요?<text:bookmark-end text:name="__RefHeading__3109_536839882"/></text:h>
      <text:p text:style-name="P14">리브레오피스 라이터 사용법을 빨리 배우고 싶은 분들께 반드시 필요한 책입니다.</text:p>
      <text:list xml:id="list37624645" text:style-name="L1">
        <text:list-item>
          <text:p text:style-name="P22">워드 프로세싱 소프트웨어를 처음 접하시는 분</text:p>
        </text:list-item>
        <text:list-item>
          <text:p text:style-name="P22">다른 오피스 소프트웨어를 사용해 보신 분</text:p>
        </text:list-item>
      </text:list>
      <text:h text:style-name="P19" text:outline-level="1"><text:bookmark-start text:name="__RefHeading__6749_1241987491"/>어떤 내용이 담겨 있나요?<text:bookmark-end text:name="__RefHeading__6749_1241987491"/></text:h>
      <text:p text:style-name="P16">이 책에는 리브레오피스 라이터의 주요 기능들이 소개되어 있습니다.</text:p>
      <text:list xml:id="list37622814" text:style-name="OOoBullets_20_1">
        <text:list-item>
          <text:p text:style-name="P24"><text:span text:style-name="T13">문서 작성, 편집, 서식 </text:span>(<text:span text:style-name="T13"> 3장</text:span>)</text:p>
        </text:list-item>
        <text:list-item>
          <text:p text:style-name="P27"><text:span text:style-name="T13">틀, 열 나누기, 표 등을 이용한 여러 가지 페이지 레이아웃 방법 제공</text:span> (<text:span text:style-name="T13">4장</text:span>)</text:p>
        </text:list-item>
        <text:list-item>
          <text:p text:style-name="P27">PDF<text:span text:style-name="T13">로 내보내기(책갈피 포함)</text:span> (<text:span text:style-name="T13"> 5장</text:span>)</text:p>
        </text:list-item>
        <text:list-item>
          <text:p text:style-name="P27"><text:span text:style-name="T13">서식 및 스타일</text:span> (<text:span text:style-name="T13">6, 7, 10장)</text:span></text:p>
        </text:list-item>
        <text:list-item>
          <text:p text:style-name="P27"><text:span text:style-name="T7">그림, 스프레드시트, 그 외 다양한 개체 삽입, 또는 연결</text:span> (8<text:span text:style-name="T13">장</text:span>)</text:p>
        </text:list-item>
        <text:list-item>
          <text:p text:style-name="P27"><text:span text:style-name="T13">그리기 도구 내장</text:span> (8<text:span text:style-name="T13">장</text:span>)</text:p>
        </text:list-item>
        <text:list-item>
          <text:p text:style-name="P27"><text:span text:style-name="T13"><office:annotation><dc:creator>알 수 없는 작성자</dc:creator><dc:date>2012-04-17T19:55:41</dc:date><text:p text:style-name="P32"><text:span text:style-name="T20">Tables of data</text:span><text:span text:style-name="T20">가 뭔지 확인 필요</text:span></text:p></office:annotation></text:span><text:span text:style-name="T13">데이터 표</text:span> (9<text:span text:style-name="T13">장</text:span>)</text:p>
        </text:list-item>
        <text:list-item>
          <text:p text:style-name="P28">편지 병합 (11장)</text:p>
        </text:list-item>
        <text:list-item>
          <text:p text:style-name="P27"><text:span text:style-name="T13"><office:annotation><dc:creator>알 수 없는 작성자</dc:creator><dc:date>2012-04-18T15:12:50</dc:date><text:p text:style-name="P32"><text:span text:style-name="T20">차후 확인 필요 </text:span><text:span text:style-name="T20">Tables of contents, indexes, and bibliographies</text:span></text:p></office:annotation></text:span><text:span text:style-name="T13">내용, 색인, 참고 문헌에 관계된 표 제공 (12장)</text:span></text:p>
        </text:list-item>
        <text:list-item>
          <text:p text:style-name="P27"><text:span text:style-name="T13"><office:annotation><dc:creator>알 수 없는 작성자</dc:creator><dc:date>2012-04-18T15:14:13</dc:date><text:p text:style-name="P32"><text:span text:style-name="T20">확인 필요</text:span><text:span text:style-name="T20">Master documents, to group a collection of shorter documents into a single long document (Chapter 13)</text:span></text:p></office:annotation></text:span><text:span text:style-name="T13">마스터 문서 : 여러 개의 짧은 문서를 하나의 긴 문서로 묶는 기능 (13장)</text:span></text:p>
        </text:list-item>
        <text:list-item>
          <text:p text:style-name="P28">필드 및 양식 (14, 15장)</text:p>
        </text:list-item>
        <text:list-item>
          <text:p text:style-name="P27"><text:span text:style-name="T13">참고 문헌 데이터베이스를 비롯한 데이터베이스 통합</text:span> (11, 12, 15<text:span text:style-name="T13">장</text:span>)</text:p>
        </text:list-item>
        <text:list-item>
          <text:p text:style-name="P29">그 외 많은 기능</text:p>
        </text:list-item>
      </text:list>
      <text:h text:style-name="P19" text:outline-level="1"><text:bookmark-start text:name="__RefHeading__6751_1241987491"/>어디서 도움을 받을 수 있나요?<text:bookmark-end text:name="__RefHeading__6751_1241987491"/></text:h>
      <text:p text:style-name="P4">이 책과 다른 리브레오피스 사용자 설명서, 내장 도움말, 사용자 지원 시스템 등에서는 여러분이 프로그램을 실행하고, 파일을 열고 저장하는 등의 일반적인 프로그램 사용법을 알고 있다고 가정합니다.</text:p>
      <text:h text:style-name="P31" text:outline-level="2"><text:bookmark-start text:name="__RefHeading__22027_697337876"/>도움말 시스템<text:bookmark-end text:name="__RefHeading__22027_697337876"/></text:h>
      <text:p text:style-name="OOoTextBody"><text:span text:style-name="T8">리브레오피스가 제공하는 광범위한 </text:span><text:alphabetical-index-mark-start text:id="IMark107251272"/><text:span text:style-name="T8">도움말 시스템</text:span><text:alphabetical-index-mark-end text:id="IMark107251272"/><text:span text:style-name="T8">에서 기본적인 도움을 얻을 수 있습니다.</text:span></text:p>
      <text:p text:style-name="OOoTextBody"><text:span text:style-name="T8">전체 도움말을 보려면 </text:span><text:span text:style-name="OOoKeystroke"><text:span text:style-name="T15">F1</text:span></text:span><text:span text:style-name="T8"> 키를 누르거나 메뉴 모음에서 </text:span><text:span text:style-name="T9">도움말 &gt; LibreOffice 도움말</text:span><text:span text:style-name="T8">을 선택합니다. 그 외에</text:span><text:span text:style-name="T10"> </text:span><text:span text:style-name="T10"><office:annotation><dc:creator>알 수 없는 작성자</dc:creator><dc:date>2012-04-20T13:13:34</dc:date><text:p><text:span text:style-name="T20">메뉴명 확인 필요</text:span><text:span text:style-name="T20">Tips, Extended tips, and the Help Agent</text:span></text:p></office:annotation></text:span><text:span text:style-name="T10">간략 정보, 설명, 반짝 도우미(</text:span><text:span text:style-name="T9">도구 &gt; 옵션 &gt; LibreOffice &gt; 일반</text:span><text:span text:style-name="T10">) 등을 이용할 수도 있습니다.</text:span></text:p>
      <text:p text:style-name="P5"><text:span text:style-name="T13">간략 정보 기능을 활성화하고 도구 모음 아이콘 위에 마우스 커서를 위치시키면, 작은 상자에 간략한 도구 설명이 표시됩니다. </text:span><text:span text:style-name="T13"><office:annotation><dc:creator>알 수 없는 작성자</dc:creator><dc:date>2012-04-20T13:38:28</dc:date><text:p><text:span text:style-name="T18">정확히 어떻게 동작하는지 확인 필요</text:span><text:span text:style-name="T18">For a more detailed explanation, select </text:span><text:span text:style-name="T19">Help &gt; What's This?</text:span><text:span text:style-name="T18"> and hold the pointer over the icon.</text:span></text:p></office:annotation></text:span><text:span text:style-name="T13">더 자세한 설명을 보려면 메뉴 모음에서 </text:span><text:span text:style-name="T17">도움말 &gt; </text:span><text:span text:style-name="T17"><office:annotation><dc:creator>알 수 없는 작성자</dc:creator><dc:date>2012-04-20T13:40:53</dc:date><text:p text:style-name="P32"><text:span text:style-name="T18">메뉴명 변경 필요 </text:span><text:span text:style-name="T18">: What’s this?</text:span></text:p></office:annotation></text:span><text:span text:style-name="T17">이것은 무엇인가요? </text:span><text:span text:style-name="T13">을 선택하고 마우스 커서를 원하는 아이콘에 위치시킵니다.</text:span></text:p>
      <text:h text:style-name="P31" text:outline-level="2"><text:bookmark-start text:name="__RefHeading__22029_697337876"/><text:soft-page-break/>무료 온라인 지원<text:bookmark-end text:name="__RefHeading__22029_697337876"/></text:h>
      <text:p text:style-name="OOoTextBody"><text:span text:style-name="T13">리브레오피스 커뮤니티는 소프트웨어 개발 뿐만 아니라, 사용자 지원도 제공합니다. 이 지원은 자원 봉사자들에 의해 무료로 제공됩니다. </text:span><text:span text:style-name="T13"><text:sequence-ref text:reference-format="category-and-value" text:ref-name="refTable0">표 1</text:sequence-ref></text:span><text:span text:style-name="T13">과 다음 웹페이지를 참고하세요. </text:span><text:a xlink:type="simple" xlink:href="http://www.libreoffice.org/get-help/"><text:span text:style-name="T13">http://www.libreoffice.org/get-help/</text:span></text:a><text:span text:style-name="T13"> </text:span></text:p>
      <text:p text:style-name="OOoTextBody"><text:span text:style-name="T13">메일링 리스트를 통해 커뮤니티의 포괄적인 온라인 </text:span><text:alphabetical-index-mark-start text:id="IMark184981432"/><text:span text:style-name="T13">지원</text:span><text:alphabetical-index-mark-end text:id="IMark184981432"/><text:span text:style-name="T13">을 받을 수도 있습니다. 다음 포럼에서는 리브레오피스와 다른 프로그램에 대한 커뮤니티 지원을 제공합니다.</text:span> <text:a xlink:type="simple" xlink:href="http://user.services.openoffice.org/en/forum/">http://user.services.openoffice.org/en/forum/</text:a> <text:span text:style-name="T13">그 외에 무료 강좌를 제공하는 웹사이트들도 있습니다. </text:span></text:p>
      <text:h text:style-name="P31" text:outline-level="2"><text:bookmark-start text:name="__RefHeading__11086_1241987491"/>유료 지원 및 교육<text:bookmark-end text:name="__RefHeading__11086_1241987491"/></text:h>
      <text:p text:style-name="P14">유료 지원 서비스를 이용할 수도 있습니다. 서비스 계약은 리브레오피스 공급 업체 또는 컨설팅 회사에서 할 수 있습니다.</text:p>
      <text:p text:style-name="P7"><text:span text:style-name="T13">표</text:span> <text:sequence text:ref-name="refTable0" text:name="Table" text:formula="ooow:Table+1" style:num-format="1">1</text:sequence>: <text:span text:style-name="T13">리브레오피스 사용자를 위한 무료 지원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18">리브레오피스 무료 지원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OOoTableText"><text:span text:style-name="T13">자주 하는 질문(</text:span>FAQs)</text:p>
          </table:table-cell>
          <table:table-cell table:style-name="Table2.A2" office:value-type="string">
            <text:p text:style-name="OOoTableText"><text:span text:style-name="OOoDefault"><text:span text:style-name="T13">자주 하는 질문에 대한 답변</text:span></text:span><text:span text:style-name="OOoDefault"><text:line-break/></text:span><text:a xlink:type="simple" xlink:href="http://www.libreoffice.org/get-help/faq/"><text:span text:style-name="Internet_20_link">http://www.libreoffice.org/get-help/faq/</text:span></text:a><text:span text:style-name="Internet_20_link"><text:line-break/></text:span><text:a xlink:type="simple" xlink:href="http://wiki.documentfoundation.org/Faq"><text:span text:style-name="Internet_20_link">http://wiki.documentfoundation.org/Faq</text:span></text:a></text:p>
          </table:table-cell>
        </table:table-row>
        <table:table-row table:style-name="Table2.1">
          <table:table-cell table:style-name="Table2.A2" office:value-type="string">
            <text:p text:style-name="P12"><text:alphabetical-index-mark-start text:id="IMark127831700"/>문서<text:alphabetical-index-mark-end text:id="IMark127831700"/></text:p>
          </table:table-cell>
          <table:table-cell table:style-name="Table2.A2" office:value-type="string">
            <text:p text:style-name="OOoTableText"><text:alphabetical-index-mark text:string-value="User guides"/><text:span text:style-name="T12">사용자 안내서, 사용법, 그 외 문서</text:span><text:span text:style-name="T11"> <text:line-break/></text:span><text:a xlink:type="simple" xlink:href="http://www.libreoffice.org/get-help/documentation/"><text:span text:style-name="T11">http://www.libreoffice.org/get-help/documentation/</text:span></text:a><text:span text:style-name="T11"><text:line-break/></text:span><text:a xlink:type="simple" xlink:href="https://wiki.documentfoundation.org/Documentation/Publications"><text:span text:style-name="T11">https://wiki.documentfoundation.org/Documentation/Publications</text:span></text:a><text:span text:style-name="T11"> </text:span></text:p>
          </table:table-cell>
        </table:table-row>
        <table:table-row table:style-name="Table2.1">
          <table:table-cell table:style-name="Table2.A2" office:value-type="string">
            <text:p text:style-name="P12">메일링 리스트</text:p>
          </table:table-cell>
          <table:table-cell table:style-name="Table2.A2" office:value-type="string">
            <text:p text:style-name="OOoTableText"><text:span text:style-name="T13">경험 많은 사용자들에 의해 제공되는 무료 커뮤니티 지원</text:span><text:line-break/><text:a xlink:type="simple" xlink:href="http://www.libreoffice.org/get-help/mailing-lists/"><text:span text:style-name="T11">http://www.libreoffice.org/get-help/mailing-lists/</text:span></text:a></text:p>
          </table:table-cell>
        </table:table-row>
        <table:table-row table:style-name="Table2.1">
          <table:table-cell table:style-name="Table2.A5" office:value-type="string">
            <text:p text:style-name="P12"><text:alphabetical-index-mark text:string-value="International Support"/>국제적인 지원</text:p>
          </table:table-cell>
          <table:table-cell table:style-name="Table2.A5" office:value-type="string">
            <text:p text:style-name="OOoTableText"><text:span text:style-name="T13">언어별 리브레오피스 웹사이트</text:span><text:line-break/><text:a xlink:type="simple" xlink:href="http://www.libreoffice.org/international-sites/"><text:span text:style-name="T11">http://www.libreoffice.org/international-sites/</text:span></text:a></text:p>
            <text:p text:style-name="OOoTableText"><text:span text:style-name="T12">지역별 메일링 리스트</text:span><text:span text:style-name="T11"><text:line-break/></text:span><text:a xlink:type="simple" xlink:href="http://wiki.documentfoundation.org/Local_Mailing_Lists"><text:span text:style-name="T11">http://wiki.documentfoundation.org/Local_Mailing_Lists</text:span></text:a></text:p>
          </table:table-cell>
        </table:table-row>
        <table:table-row table:style-name="Table2.1">
          <table:table-cell table:style-name="Table2.A2" office:value-type="string">
            <text:p text:style-name="OOoTableText"><text:span text:style-name="T13">접근성 옵션</text:span> options</text:p>
          </table:table-cell>
          <table:table-cell table:style-name="Table2.A2" office:value-type="string">
            <text:p text:style-name="OOoTableText">Information about available accessibility options. <text:a xlink:type="simple" xlink:href="http://www.libreoffice.org/get-help/accessibility/">http://www.libreoffice.org/get-help/accessibility/</text:a></text:p>
          </table:table-cell>
        </table:table-row>
      </table:table>
      <text:h text:style-name="P19" text:outline-level="1"><text:bookmark-start text:name="__RefHeading__11088_1241987491"/>화면 모양이 달라요<text:bookmark-end text:name="__RefHeading__11088_1241987491"/></text:h>
      <text:p text:style-name="P14">리브레오피스는 Windows, 리눅스, Mac OS X 등 여러 운영 체제에서 동작하고 여러 가지 버전이 있습니다. 또한, 사용자가 글꼴, 색상, 테마, 창 관리자 등을 변경할 수 있습니다.</text:p>
      <text:p text:style-name="P14">이 책에 사용된 스크린샷은 다양한 컴퓨터와 운영 체제에서 만들어진 것입니다. 따라서 여러분이 보는 화면과 다소 다를 수도 있습니다.</text:p>
      <text:h text:style-name="OOoHeading_20_1" text:outline-level="1"><text:bookmark-start text:name="__RefHeading__11174_1241987491"/><text:soft-page-break/>Mac<text:span text:style-name="T13">에서 리브레오피스 사용하기</text:span><text:bookmark-end text:name="__RefHeading__11174_1241987491"/></text:h>
      <text:p text:style-name="P6"><text:span text:style-name="OOoDefault"><text:span text:style-name="T13">Mac에서는 일부 키 입력과 메뉴 항목이 Windows나 리눅스와 다를 수 있습니다. </text:span></text:span><text:span text:style-name="OOoDefault"><text:span text:style-name="T13"><office:annotation><dc:creator>알 수 없는 작성자</dc:creator><dc:date>2012-04-20T14:24:15</dc:date><text:p text:style-name="P32"><text:span text:style-name="T18">어색한 번역 </text:span><text:span text:style-name="T18">: The table below gives some common substitutions for the instructions in this chapter.</text:span></text:p></office:annotation></text:span></text:span><text:span text:style-name="OOoDefault"><text:span text:style-name="T13">아래 표에 이 장에서 자주 사용되는 단축키나 메뉴의 차이가 표시되어 있습니다. 이에 대한 더 자세한 내용은 프로그램 도움말을 참고하십시오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Windows <text:span text:style-name="T13">또는</text:span> 리눅스</text:p>
          </table:table-cell>
          <table:table-cell table:style-name="Table1.A1" office:value-type="string">
            <text:p text:style-name="P8">Mac <text:span text:style-name="T13">제품군</text:span></text:p>
          </table:table-cell>
          <table:table-cell table:style-name="Table1.A1" office:value-type="string">
            <text:p text:style-name="P9">동작 내용</text:p>
          </table:table-cell>
        </table:table-row>
        <table:table-row table:style-name="Table1.1">
          <table:table-cell table:style-name="Table1.A2" office:value-type="string">
            <text:p text:style-name="P10"><text:span text:style-name="OOoMenuPath"><text:span text:style-name="T14">도</text:span></text:span><text:span text:style-name="OOoMenuPath"><text:span text:style-name="T14">구</text:span></text:span><text:span text:style-name="OOoMenuPath"><text:span text:style-name="T3"> &gt; </text:span></text:span><text:span text:style-name="OOoMenuPath"><text:span text:style-name="T14">옵션</text:span></text:span> <text:span text:style-name="T13">메뉴 선택</text:span></text:p>
          </table:table-cell>
          <table:table-cell table:style-name="Table1.A2" office:value-type="string">
            <text:p text:style-name="P10"><text:span text:style-name="OOoMenuPath"><text:span text:style-name="T16">LibreOffice &gt; 환경 </text:span></text:span><text:span text:style-name="OOoMenuPath"><text:span text:style-name="T17">설정</text:span></text:span></text:p>
          </table:table-cell>
          <table:table-cell table:style-name="Table1.A2" office:value-type="string">
            <text:p text:style-name="P11">설정 옵션 열기</text:p>
          </table:table-cell>
        </table:table-row>
        <table:table-row table:style-name="Table1.1">
          <table:table-cell table:style-name="Table1.A2" office:value-type="string">
            <text:p text:style-name="P10"><text:span text:style-name="OOoKeystroke"><text:span text:style-name="T13">마우스 오른쪽 버튼 클릭</text:span></text:span></text:p>
          </table:table-cell>
          <table:table-cell table:style-name="Table1.A2" office:value-type="string">
            <text:p text:style-name="P10"><text:span text:style-name="OOoKeystroke"><text:span text:style-name="T13">컨트롤(</text:span></text:span><text:span text:style-name="OOoKeystroke">Control)+</text:span><text:span text:style-name="OOoKeystroke"><text:span text:style-name="T13">클릭</text:span></text:span></text:p>
          </table:table-cell>
          <table:table-cell table:style-name="Table1.A2" office:value-type="string">
            <text:p text:style-name="P11">보조 메뉴 열기</text:p>
          </table:table-cell>
        </table:table-row>
        <table:table-row table:style-name="Table1.1">
          <table:table-cell table:style-name="Table1.A2" office:value-type="string">
            <text:p text:style-name="P10"><text:span text:style-name="OOoKeystroke">Ctrl (</text:span><text:span text:style-name="OOoKeystroke"><text:span text:style-name="T13">컨트롤</text:span></text:span><text:span text:style-name="OOoKeystroke">)</text:span></text:p>
          </table:table-cell>
          <table:table-cell table:style-name="Table1.A2" office:value-type="string">
            <text:p text:style-name="P10"><text:span text:style-name="T4">z</text:span> <text:span text:style-name="T5">(</text:span><text:span text:style-name="T6">커맨드</text:span><text:span text:style-name="T5">)</text:span></text:p>
          </table:table-cell>
          <table:table-cell table:style-name="Table1.A2" office:value-type="string">
            <text:p text:style-name="P11">다른 키와 함께 사용</text:p>
          </table:table-cell>
        </table:table-row>
        <table:table-row table:style-name="Table1.1">
          <table:table-cell table:style-name="Table1.A2" office:value-type="string">
            <text:p text:style-name="P10"><text:span text:style-name="OOoKeystroke">F5</text:span></text:p>
          </table:table-cell>
          <table:table-cell table:style-name="Table1.A2" office:value-type="string">
            <text:p text:style-name="P10"><text:span text:style-name="OOoKeystroke">Shift</text:span>+<text:span text:style-name="T4">z</text:span>+<text:span text:style-name="OOoKeystroke">F5</text:span></text:p>
          </table:table-cell>
          <table:table-cell table:style-name="Table1.A2" office:value-type="string">
            <text:p text:style-name="P10">빠른 이동 도구 열기</text:p>
          </table:table-cell>
        </table:table-row>
        <table:table-row table:style-name="Table1.1">
          <table:table-cell table:style-name="Table1.A2" office:value-type="string">
            <text:p text:style-name="P10"><text:span text:style-name="OOoKeystroke">F11</text:span></text:p>
          </table:table-cell>
          <table:table-cell table:style-name="Table1.A2" office:value-type="string">
            <text:p text:style-name="P10"><text:span text:style-name="T4">z</text:span>+<text:span text:style-name="T5">T</text:span></text:p>
          </table:table-cell>
          <table:table-cell table:style-name="Table1.A2" office:value-type="string">
            <text:p text:style-name="P11">스타일 및 서식 창 열기</text:p>
          </table:table-cell>
        </table:table-row>
      </table:table>
      <text:h text:style-name="P19" text:outline-level="1"><text:bookmark-start text:name="__RefHeading__6759_1241987491"/>이 책의 저자는 누구인가요?<text:bookmark-end text:name="__RefHeading__6759_1241987491"/></text:h>
      <text:p text:style-name="P14">이 책은 리브레오피스 커뮤니티의 자원 봉사자들이 작성하였습니다. 인쇄 버전 판매에 따른 수익은 커뮤니티 운영에 사용됩니다.</text:p>
      <text:h text:style-name="P19" text:outline-level="1"><text:bookmark-start text:name="__RefHeading__6761_1241987491"/>감사의 글<text:bookmark-end text:name="__RefHeading__6761_1241987491"/></text:h>
      <text:p text:style-name="P3">이 책은 오픈오피스 3.3 라이터 안내서를 기반으로 하였습니다. 해당 책의 기여자들은 다음과 같습니다.</text:p>
      <text:p text:style-name="P13">Jean Hollis Weber<text:tab/>Michele Zarri<text:tab/>Gary Schnabl<text:line-break/>Magnus Adielsson<text:tab/>Agnes Belzunce<text:tab/>Ken Byars<text:line-break/>Bruce Byfield<text:tab/>Daniel Carrera<text:tab/>Dick Detwiler<text:line-break/>Alexander Noël Dunne<text:tab/>Laurent Duperval<text:tab/>Martin Fox<text:line-break/>Katharina Greif<text:tab/>Tara Hess<text:tab/>Peter Hillier-Brook<text:line-break/>Lou Iorio<text:tab/>John Kane<text:tab/>Rachel Kartch<text:line-break/>Stefan A. Keel<text:tab/>Jared Kobos<text:tab/>Michael Kotsarinis<text:line-break/>Sigrid Kronenberger <text:tab/>Peter Kupfer<text:tab/>Ian Laurenson<text:line-break/>Alan Madden<text:tab/>Paul Miller<text:tab/>Vincenzo Ponzi<text:line-break/>Scott Rhoades<text:tab/>Carol Roberts<text:tab/>Iain Roberts<text:line-break/>Joe Sellman<text:tab/>Robert Scott<text:tab/>Janet M. Swisher<text:line-break/>Barbara M. Tobias<text:tab/>Catherine Waterman<text:tab/>Sharon Whiston<text:line-break/>Bob Wickham<text:tab/>Claire Wood<text:tab/>Linda Worthing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Lucidasans1" svg:font-family="Lucidasans"/>
    <style:font-face style:name="OpenSymbol" svg:font-family="OpenSymbol"/>
    <style:font-face style:name="굴림" svg:font-family="굴림" style:font-family-generic="swiss"/>
    <style:font-face style:name="맑은 고딕" svg:font-family="'맑은 고딕'" style:font-family-generic="swis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나눔고딕1" svg:font-family="나눔고딕" style:font-adornments="굵게" style:font-family-generic="modern" style:font-pitch="variable"/>
    <style:font-face style:name="나눔고딕" svg:font-family="나눔고딕" style:font-adornments="보통" style:font-family-generic="modern" style:font-pitch="variable"/>
    <style:font-face style:name="나눔고딕3" svg:font-family="나눔고딕" style:font-adornments="이탤릭체" style:font-family-generic="modern" style:font-pitch="variable"/>
    <style:font-face style:name="나눔고딕2" svg:font-family="나눔고딕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Condensed Oblique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굴림1" svg:font-family="굴림" style:font-family-generic="swiss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mm" fo:margin-right="0mm" fo:margin-top="0mm" fo:margin-bottom="0mm" fo:orphans="0" fo:widows="0" fo:text-indent="0m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4.23mm" fo:margin-bottom="2.12m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OOoTextBody" style:family="paragraph" style:parent-style-name="Standard" style:master-page-name="">
      <style:paragraph-properties fo:margin="100%" fo:margin-left="0mm" fo:margin-right="0mm" fo:margin-top="0mm" fo:margin-bottom="2.12mm" fo:orphans="2" fo:widows="2" fo:text-indent="0mm" style:auto-text-indent="false" style:page-number="auto">
        <style:tab-stops/>
      </style:paragraph-properties>
      <style:text-properties style:font-name="Liberation Sans" fo:font-size="11pt" fo:language="en" fo:country="US" style:font-name-asian="나눔고딕" style:font-size-asian="11pt" style:language-asian="ko" style:country-asian="KR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5.4mm" fo:margin-bottom="3.19mm" style:page-number="auto" fo:padding="0mm" fo:border-left="none" fo:border-right="none" fo:border-top="none" fo:border-bottom="0.99pt solid #18a303" style:shadow="none"/>
      <style:text-properties fo:color="#18a303" fo:font-size="16pt" style:font-name-asian="나눔고딕1" style:font-size-asian="14pt" style:language-asian="ko" style:country-asian="KR" style:font-weight-asian="600"/>
    </style:style>
    <style:style style:name="OOoHeading_20_0" style:display-name="OOoHeading 0" style:family="paragraph" style:parent-style-name="OOoHeading" style:next-style-name="OOoTextBody">
      <style:paragraph-properties fo:margin-top="38.1mm" fo:margin-bottom="3.3mm" fo:text-align="start" style:justify-single-word="false"/>
      <style:text-properties fo:color="#000000" style:font-name="Liberation Sans1" fo:font-size="32pt" fo:font-weight="100" style:font-name-asian="나눔고딕2" style:font-size-asian="26pt" style:language-asian="ko" style:country-asian="KR" style:font-style-asian="italic" style:font-weight-asian="bold"/>
    </style:style>
    <style:style style:name="OOoGuideName" style:family="paragraph" style:parent-style-name="OOoTextBody" style:next-style-name="OOoHeading_20_0" style:class="text">
      <style:paragraph-properties fo:margin-top="63.5mm" fo:margin-bottom="1.02mm" fo:text-align="center" style:justify-single-word="false"/>
      <style:text-properties fo:color="#18a303" style:font-name="Liberation Sans1" fo:font-size="24pt" fo:font-style="normal" fo:font-weight="normal" style:font-name-asian="나눔고딕1" style:font-size-asian="20pt" style:language-asian="ko" style:country-asian="KR" style:font-weight-asian="600"/>
    </style:style>
    <style:style style:name="OOoPageBreak" style:family="paragraph" style:parent-style-name="OOoTextBody" style:next-style-name="OOoTextBody" style:master-page-name="">
      <style:paragraph-properties fo:margin="100%" fo:margin-left="0mm" fo:margin-right="0mm" fo:margin-top="0mm" fo:margin-bottom="0mm" fo:text-indent="0m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mm" fo:margin-bottom="2.1mm" fo:padding="0mm" fo:border-left="none" fo:border-right="none" fo:border-top="none" fo:border-bottom="0.99pt solid #18a303" style:shadow="none"/>
      <style:text-properties fo:color="#18a303" fo:font-size="18pt" style:font-name-asian="나눔고딕1" style:font-size-asian="16pt" style:language-asian="ko" style:country-asian="KR" style:font-weight-asian="600"/>
    </style:style>
    <style:style style:name="OOoFooter" style:family="paragraph" style:parent-style-name="OOoTextBody" style:master-page-name="">
      <style:paragraph-properties fo:margin="100%" fo:margin-left="0mm" fo:margin-right="0mm" fo:margin-top="0mm" fo:margin-bottom="0mm" fo:text-indent="0mm" style:auto-text-indent="false" style:page-number="auto">
        <style:tab-stops>
          <style:tab-stop style:position="180mm" style:type="right"/>
        </style:tab-stops>
      </style:paragraph-properties>
      <style:text-properties style:font-name="Liberation Sans2" fo:font-size="10pt" fo:font-style="italic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9.9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64.9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9.98mm" fo:margin-right="0mm" fo:margin-top="0mm" fo:margin-bottom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mm" fo:margin-bottom="0m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2.12mm" fo:margin-right="2.12mm" fo:margin-top="0.71mm" fo:margin-bottom="0.71mm" fo:text-indent="0mm" style:auto-text-indent="false" style:page-number="auto"/>
      <style:text-properties style:font-name="Liberation Sans" fo:font-size="95%" fo:language="en" fo:country="US" style:letter-kerning="true" style:font-size-asian="95%"/>
    </style:style>
    <style:style style:name="OOoTableCaption" style:family="paragraph" style:parent-style-name="OOoTextBody" style:next-style-name="OOoTextBody" style:master-page-name="">
      <style:paragraph-properties fo:margin="100%" fo:margin-left="0mm" fo:margin-right="0mm" fo:margin-top="2.12mm" fo:margin-bottom="1.06mm" fo:text-indent="0m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2.12mm" fo:margin-right="2.12mm" fo:margin-top="0mm" fo:margin-bottom="0mm" fo:text-indent="0m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 style:font-size-asian="11pt" style:font-style-asian="italic" style:font-weight-asian="bold"/>
    </style:style>
    <style:style style:name="OOoList" style:family="paragraph" style:parent-style-name="OOoTextBody">
      <style:paragraph-properties fo:margin="100%" fo:margin-left="0mm" fo:margin-right="0mm" fo:margin-top="0mm" fo:margin-bottom="1.06mm" fo:text-indent="0m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mm" fo:margin-right="0mm" fo:margin-top="0mm" fo:margin-bottom="1.09mm" fo:text-align="start" style:justify-single-word="false" fo:keep-together="auto" fo:orphans="2" fo:widows="2" fo:text-indent="0m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="100%" fo:margin-left="13mm" fo:margin-right="0mm" fo:margin-top="0mm" fo:margin-bottom="0mm" fo:text-indent="0m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mm" fo:margin-bottom="2.1mm"/>
    </style:style>
    <style:style style:name="OOoTextBodyIndent" style:family="paragraph" style:parent-style-name="OOoTextBody">
      <style:paragraph-properties fo:margin="100%" fo:margin-left="6.35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mm" fo:margin-bottom="2.12mm"/>
    </style:style>
    <style:style style:name="OOoFigureCaption" style:family="paragraph" style:parent-style-name="OOoTableCaption" style:next-style-name="OOoTextBody" style:master-page-name="">
      <style:paragraph-properties fo:margin-top="0mm" fo:margin-bottom="1.09m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6.35mm" fo:margin-right="0mm" fo:margin-top="0mm" fo:margin-bottom="0mm" fo:text-indent="0m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4.99mm" fo:margin-right="0mm" fo:margin-top="0mm" fo:margin-bottom="0mm" fo:text-indent="-4.99m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6.35mm" fo:margin-right="0mm" fo:margin-top="0mm" fo:margin-bottom="0mm" fo:text-indent="-6.35m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mm" fo:margin-bottom="1.06m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2.12mm" fo:margin-bottom="2.12mm" fo:text-align="center" style:justify-single-word="false" style:page-number="auto" fo:keep-with-next="auto"/>
      <style:text-properties style:font-name="Liberation Sans"/>
    </style:style>
    <style:style style:name="OOoDefinitionTerm" style:family="paragraph" style:parent-style-name="OOoDefinition" style:next-style-name="OOoDefinition" style:master-page-name="">
      <style:paragraph-properties fo:margin="100%" fo:margin-left="0mm" fo:margin-right="0mm" fo:margin-top="2.12mm" fo:margin-bottom="0mm" fo:text-indent="0m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fo:text-indent="0m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6.35mm" fo:margin-right="0mm" fo:margin-top="0mm" fo:margin-bottom="2.12mm" fo:text-indent="0m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6.35mm" fo:margin-right="0mm" fo:margin-top="0mm" fo:margin-bottom="1.06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6.35mm" fo:margin-right="0mm" fo:margin-top="0mm" fo:margin-bottom="1.06mm" fo:text-indent="0m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mm" fo:margin-right="0mm" fo:margin-top="0mm" fo:margin-bottom="0mm" fo:text-align="start" style:justify-single-word="false" fo:text-indent="0mm" style:auto-text-indent="false"/>
      <style:text-properties fo:color="#000000" style:font-name="Liberation Sans2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="100%" fo:margin-left="0mm" fo:margin-right="0mm" fo:margin-top="0mm" fo:margin-bottom="0mm" fo:text-indent="0m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mm" fo:margin-right="0mm" fo:margin-top="0mm" fo:margin-bottom="0mm" fo:text-indent="0m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1.99mm" fo:margin-bottom="0mm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="100%" fo:margin-left="4.99mm" fo:margin-right="0mm" fo:margin-top="1.01mm" fo:margin-bottom="0mm" fo:text-indent="0mm" style:auto-text-indent="false"/>
    </style:style>
    <style:style style:name="OOoContents_20_3" style:display-name="OOoContents 3" style:family="paragraph" style:parent-style-name="OOoContents">
      <style:paragraph-properties fo:margin="100%" fo:margin-left="10mm" fo:margin-right="0mm" fo:margin-top="0mm" fo:margin-bottom="0mm" fo:text-indent="0mm" style:auto-text-indent="false"/>
    </style:style>
    <style:style style:name="Contents_20_4" style:display-name="Contents 4" style:family="paragraph" style:parent-style-name="Index" style:class="index">
      <style:paragraph-properties fo:margin="100%" fo:margin-left="14.98mm" fo:margin-right="0mm" fo:margin-top="0mm" fo:margin-bottom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="100%" fo:margin-left="16.9mm" fo:margin-right="0mm" fo:margin-top="0mm" fo:margin-bottom="0mm" fo:text-indent="0mm" style:auto-text-indent="false" style:shadow="none"/>
    </style:style>
    <style:style style:name="OOoCopyrightPage" style:family="paragraph" style:parent-style-name="OOoHeading" style:next-style-name="OOoTextBody">
      <style:paragraph-properties fo:margin-top="4.99mm" fo:margin-bottom="2.1mm" style:shadow="none"/>
      <style:text-properties fo:color="#18a303" style:font-name="Liberation Sans3" style:font-name-asian="나눔고딕1" style:font-size-asian="110%" style:language-asian="ko" style:country-asian="KR" style:font-weight-asian="600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3mm" fo:margin-right="0mm" fo:margin-top="0mm" fo:margin-bottom="0mm" fo:text-indent="-5.59m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3mm" fo:margin-right="0mm" fo:margin-top="0mm" fo:margin-bottom="0mm" fo:text-indent="-5.59m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3mm" fo:margin-right="0mm" fo:margin-top="0mm" fo:margin-bottom="0mm" fo:text-indent="-5.59mm" style:auto-text-indent="false">
        <style:tab-stops/>
      </style:paragraph-properties>
      <style:text-properties style:font-name="Liberation Sans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3mm" fo:margin-right="0mm" fo:margin-top="0mm" fo:margin-bottom="0mm" fo:text-indent="-1.99m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3mm" fo:margin-right="0mm" fo:margin-top="0mm" fo:margin-bottom="0mm" fo:text-indent="-1.99m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3mm" fo:margin-right="0mm" fo:margin-top="0mm" fo:margin-bottom="0mm" fo:text-indent="-1.99mm" style:auto-text-indent="false">
        <style:tab-stops/>
      </style:paragraph-properties>
      <style:text-properties style:font-name="Liberation Sans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3.9mm" fo:margin-bottom="2.1mm" style:shadow="none"/>
      <style:text-properties fo:color="#18a303" fo:font-size="14pt" style:font-name-asian="나눔고딕1" style:font-size-asian="13.5pt" style:language-asian="ko" style:country-asian="KR" style:font-weight-asian="600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3.9mm" fo:margin-bottom="1.09mm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3.18mm" fo:margin-bottom="0mm" fo:padding="0m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="100%" fo:margin-left="22mm" fo:margin-right="0mm" fo:margin-top="0mm" fo:margin-bottom="0mm" fo:text-indent="0m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mm" fo:margin-bottom="2.1mm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Table" style:family="paragraph" style:parent-style-name="Caption" style:class="extra">
      <style:text-properties fo:font-weight="100" style:font-name-asian="나눔고딕3" style:language-asian="ko" style:country-asian="KR"/>
    </style:style>
    <style:style style:name="Figure" style:family="paragraph" style:parent-style-name="Caption">
      <style:paragraph-properties fo:margin-top="0mm" fo:margin-bottom="1.06mm"/>
      <style:text-properties fo:font-size="14pt" style:font-weight-asian="normal"/>
    </style:style>
    <style:style style:name="OOoCoverNotice" style:family="paragraph" style:parent-style-name="OOoTextBody">
      <style:paragraph-properties fo:margin="100%" fo:margin-left="20mm" fo:margin-right="0mm" fo:margin-top="10mm" fo:margin-bottom="2.1mm" fo:text-align="center" style:justify-single-word="false" fo:text-indent="0mm" style:auto-text-indent="false" style:border-line-width="0.35mm 0.35mm 0.35mm" fo:padding="2.5mm" fo:border="0.99pt double #000000" style:shadow="#808080 1.8mm 1.8m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mm" fo:margin-bottom="2.1m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Liberation Sans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0mm" fo:margin-right="10mm" fo:margin-top="0mm" fo:margin-bottom="4.99mm" fo:text-indent="0mm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mm" fo:margin-bottom="1.06mm" text:number-lines="false" text:line-number="0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able_20_index_20_1" style:display-name="Table index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9.99mm" style:type="right" style:leader-style="dotted" style:leader-text="."/>
        </style:tab-stops>
      </style:paragraph-properties>
      <style:text-properties fo:font-size="10.3000001907349pt"/>
    </style:style>
    <style:style style:name="Table_20_index_20_heading" style:display-name="Table index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9.99m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25.06mm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64.99mm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language="zxx" fo:country="none" fo:font-style="normal" style:text-underline-style="none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normal"/>
    </style:style>
    <style:style style:name="Footnote_20_Symbol" style:display-name="Footnote Symbol" style:family="text">
      <style:text-properties style:font-name="DejaVu Serif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"/>
    </style:style>
    <style:style style:name="Definition" style:family="text">
      <style:text-properties style:font-name="Liberation Sans"/>
    </style:style>
    <style:style style:name="Page_20_Number" style:display-name="Page Number" style:family="text">
      <style:text-properties style:font-name="Liberation Sans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mm" svg:y="0mm" fo:margin-top="0mm" fo:margin-bottom="0m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mm"/>
      </style:graphic-properties>
    </style:style>
    <style:style style:name="OOoScenario" style:family="graphic" style:parent-style-name="OOoFrame">
      <style:graphic-properties text:anchor-type="page" svg:x="0mm" svg:y="0mm" fo:margin-top="2.12mm" fo:margin-bottom="2.12mm" style:vertical-pos="top" style:vertical-rel="page-content" style:horizontal-pos="from-left" style:horizontal-rel="page-content" fo:background-color="#f5f5ff" style:background-transparency="0%" fo:padding="3mm" fo:border="0.99pt solid #000080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0mm" fo:border="none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fo:font-family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fo:font-family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fo:font-family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fo:font-family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fo:font-family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fo:font-family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fo:font-family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fo:font-family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fo:font-family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3mm" fo:text-indent="-3mm" fo:margin-left="13m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2mm" fo:text-indent="-9mm" fo:margin-left="22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0.99mm" fo:text-indent="-9mm" fo:margin-left="30.99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3mm" fo:text-indent="-6.6mm" fo:margin-left="13m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2mm" fo:text-indent="-9mm" fo:margin-left="22m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0.99mm" fo:text-indent="-9mm" fo:margin-left="30.99m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m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3mm" fo:text-indent="-6.6mm" fo:margin-left="13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2mm" fo:text-indent="-9mm" fo:margin-left="22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0.99mm" fo:text-indent="-9mm" fo:margin-left="30.99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3mm" fo:text-indent="-6.6mm" fo:margin-left="13m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2mm" fo:text-indent="-9mm" fo:margin-left="22m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0.99mm" fo:text-indent="-9mm" fo:margin-left="30.99m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-6.6mm" fo:margin-left="13m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2mm" fo:text-indent="-9mm" fo:margin-left="22m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0.99mm" fo:text-indent="-9mm" fo:margin-left="30.99m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3mm" fo:text-indent="6.4m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0.01mm" fo:page-height="297mm" style:num-format="1" style:print-orientation="portrait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5mm" fo:margin-left="0mm" fo:margin-right="0mm" fo:margin-top="4.97mm" fo:border-top="0.06pt solid #000000" fo:border-bottom="none" fo:border-left="none" fo:border-right="none" fo:padding-top="1.01mm" fo:padding-bottom="0mm" fo:padding-left="0mm" fo:padding-right="0mm" style:shadow="none" style:dynamic-spacing="false"/>
      </style:footer-style>
    </style:page-layout>
    <style:page-layout style:name="Mpm3" style:page-usage="right">
      <style:page-layout-properties fo:page-width="210.01mm" fo:page-height="297mm" style:num-format="1" style:print-orientation="portrait" fo:margin-top="20mm" fo:margin-bottom="19.1mm" fo:margin-left="31.8mm" fo:margin-right="24.13mm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0.06mm" fo:page-height="296.93mm" style:num-format="1" style:print-orientation="portrait" fo:margin="20mm" fo:margin-top="20mm" fo:margin-bottom="20mm" fo:margin-left="20mm" fo:margin-right="20mm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5" style:page-usage="mirrored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order-top="0.06pt solid #000000" fo:border-bottom="none" fo:border-left="none" fo:border-right="none" fo:padding-top="0mm" fo:padding-bottom="1.01mm" fo:padding-left="0mm" fo:padding-right="0m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화면 모양이 달라요</text:chapter><text:tab/><text:page-number text:select-page="current">5</text:page-number></text:p>
      </style:footer>
      <style:footer-left>
        <text:p text:style-name="OOoFooter"><text:page-number text:select-page="current">6</text:page-number><text:tab/><text:title>머리글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<office:annotation><dc:creator>알 수 없는 작성자</dc:creator><dc:date>2012-04-17T18:43:56</dc:date><text:p>다소 어색한 문장. 수정 필요. 원문 : The table below gives some common substitutions for the instructions in this chapter. </text:p></office:annotation></text:span><text:span text:style-name="MT1">리브레오피스 문서는 </text:span><text:a xlink:type="simple" xlink:href="http://www.libreoffice.org/"><text:span text:style-name="Internet_20_link"><text:span text:style-name="MT1">www.libreoffice.org</text:span></text:span></text:a><text:span text:style-name="MT1"> 에서 찾아볼 수 있습니다.</text:span></text:p>
      </style:footer>
    </style:master-page>
    <style:master-page style:name="OOoFrontMatter" style:page-layout-name="Mpm5">
      <style:footer>
        <text:p text:style-name="OOoFooter"><text:title>머리글</text:title><text:tab/><text:page-number text:select-page="current">3</text:page-number></text:p>
      </style:footer>
      <style:footer-left>
        <text:p text:style-name="OOoFooter"><text:page-number text:select-page="current">6</text:page-number><text:tab/><text:title>머리글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머리글</dc:title>
    <meta:creation-date>2012-02-24T06:20:32</meta:creation-date>
    <meta:editing-cycles>67</meta:editing-cycles>
    <meta:editing-duration>PT10H49M9S</meta:editing-duration>
    <meta:initial-creator>Jean Hollis Weber</meta:initial-creator>
    <dc:date>2012-05-02T17:50:30.02</dc:date>
    <dc:creator>Jihui Choi</dc:creator>
    <meta:document-statistic meta:table-count="2" meta:image-count="1" meta:object-count="0" meta:page-count="6" meta:paragraph-count="99" meta:word-count="787" meta:character-count="3908" meta:non-whitespace-character-count="3239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2-04-02T17:45:03"/>
  </office:meta>
</office:document-meta>
</file>